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6.612cm" fo:margin-left="0cm" fo:margin-right="-0.012cm" table:align="margins"/>
    </style:style>
    <style:style style:name="TableauRenteAccordee.A" style:family="table-column">
      <style:table-column-properties style:column-width="9.052cm" style:rel-column-width="35710*"/>
    </style:style>
    <style:style style:name="TableauRenteAccordee.B" style:family="table-column">
      <style:table-column-properties style:column-width="4.382cm" style:rel-column-width="17284*"/>
    </style:style>
    <style:style style:name="TableauRenteAccordee.C" style:family="table-column">
      <style:table-column-properties style:column-width="1.109cm" style:rel-column-width="4376*"/>
    </style:style>
    <style:style style:name="TableauRenteAccordee.D" style:family="table-column">
      <style:table-column-properties style:column-width="2.069cm" style:rel-column-width="8165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6.612cm" fo:margin-left="0cm" fo:margin-right="-0.012cm" table:align="margins"/>
    </style:style>
    <style:style style:name="Table1.A" style:family="table-column">
      <style:table-column-properties style:column-width="9.052cm" style:rel-column-width="35714*"/>
    </style:style>
    <style:style style:name="Table1.B" style:family="table-column">
      <style:table-column-properties style:column-width="4.38cm" style:rel-column-width="17276*"/>
    </style:style>
    <style:style style:name="Table1.C" style:family="table-column">
      <style:table-column-properties style:column-width="1.111cm" style:rel-column-width="4382*"/>
    </style:style>
    <style:style style:name="Table1.D" style:family="table-column">
      <style:table-column-properties style:column-width="2.069cm" style:rel-column-width="8163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6.612cm" fo:margin-left="0cm" fo:margin-right="-0.012cm" table:align="margins" fo:keep-with-next="always"/>
    </style:style>
    <style:style style:name="TableauAutre.A" style:family="table-column">
      <style:table-column-properties style:column-width="9.051cm" style:rel-column-width="35703*"/>
    </style:style>
    <style:style style:name="TableauAutre.B" style:family="table-column">
      <style:table-column-properties style:column-width="4.352cm" style:rel-column-width="17166*"/>
    </style:style>
    <style:style style:name="TableauAutre.C" style:family="table-column">
      <style:table-column-properties style:column-width="1.088cm" style:rel-column-width="4293*"/>
    </style:style>
    <style:style style:name="TableauAutre.D" style:family="table-column">
      <style:table-column-properties style:column-width="2.122cm" style:rel-column-width="8373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6.612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336cm" style:rel-column-width="28940*"/>
    </style:style>
    <style:style style:name="Table2.B" style:family="table-column">
      <style:table-column-properties style:column-width="9.276cm" style:rel-column-width="36595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P8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 fo:keep-together="always" fo:keep-with-next="always"/>
      <style:text-properties style:font-name="Gill Sans MT_CCJU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justify" style:justify-single-word="false" style:shadow="none"/>
      <style:text-properties style:font-name="Gill Sans MT_CCJU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Gill Sans MT_CCJU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Gill Sans MT_CCJU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Gill Sans MT_CCJU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 style:master-page-name="">
      <style:paragraph-properties fo:text-align="start" style:justify-single-word="false" fo:keep-together="always" style:page-number="auto" style:shadow="none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402cm" svg:y="0.102cm" fo:min-width="16.596cm" draw:z-index="0">
        <draw:text-box fo:min-height="1.325cm">
          <text:p text:style-name="P2">%#include enTetesDecision#%</text:p>
          <text:p text:style-name="P4"/>
          <text:p text:style-name="P4"/>
        </draw:text-box>
      </draw:frame>
      <text:p text:style-name="P3">%=TITRE_ATTESTATION=% %=annee_attestation=%</text:p>
      <text:p text:style-name="P1">%=nss_requerant=% %=nomPrenom_requerant=%</text:p>
      <text:p text:style-name="P1"/>
      <text:p text:style-name="P1"/>
      <text:p text:style-name="P1">%=titre_tiers=%</text:p>
      <text:p text:style-name="P1"/>
      <text:p text:style-name="P1">%=PARAGRAPHE1_ATTESTATION=%</text:p>
      <text:p text:style-name="P1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0">%=ENTETE_TAB_ASSURE=%</text:p>
          </table:table-cell>
          <table:table-cell table:style-name="TableauRenteAccordee.A1" office:value-type="string">
            <text:p text:style-name="P10">%=ENTETE_TAB_PERIODE=%</text:p>
          </table:table-cell>
          <table:table-cell table:style-name="TableauRenteAccordee.A1" office:value-type="string">
            <text:p text:style-name="P10"/>
          </table:table-cell>
          <table:table-cell table:style-name="TableauRenteAccordee.A1" office:value-type="string">
            <text:p text:style-name="P10">%=ENTETE_TAB_MONTANT=%</text:p>
          </table:table-cell>
        </table:table-row>
        <table:table-row>
          <table:table-cell table:style-name="TableauRenteAccordee.A1" office:value-type="string">
            <text:p text:style-name="P11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</table:table-row>
        <table:table-row>
          <table:table-cell table:style-name="TableauRenteAccordee.A1" office:value-type="string">
            <text:p text:style-name="P15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3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2">%=TOTAL=%</text:p>
          </table:table-cell>
          <table:table-cell table:style-name="Table1.B1" office:value-type="string">
            <text:p text:style-name="P12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7"><text:span text:style-name="T3">%{HEADER_ROWS:0}%%{RM_IF_NO_</text:span><text:span text:style-name="T5">DATA:true</text:span>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9"><text:span text:style-name="T1">%</text:span>{ligneInfoRenteAutre}<text:span text:style-name="T1">%</text:span>%=Autre_montant_rente=%</text:p>
          </table:table-cell>
        </table:table-row>
      </table:table>
      <text:p text:style-name="P22"/>
      <text:p text:style-name="ParaSplit"/>
      <text:p text:style-name="P5"/>
      <text:p text:style-name="P21">%=remLineWhenBlank(TITRE_API,-2)=%</text:p>
      <text:p text:style-name="ParaSplit">%=remLineWhenBlank(TEXTE_API,1)=%</text:p>
      <text:p text:style-name="Standard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5"/>
      <text:p text:style-name="P1"/>
      <text:p text:style-name="P6">%=SALUTATION_ATTESTATION=%</text:p>
      <text:p text:style-name="P5"/>
      <text:p text:style-name="P1"/>
      <text:p text:style-name="P5"/>
      <text:p text:style-name="P20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%=SIGNATURE=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6T13:26:59.66</dc:date>
    <meta:editing-cycles>159</meta:editing-cycles>
    <meta:editing-duration>P9DT53M2S</meta:editing-duration>
    <meta:document-statistic meta:table-count="4" meta:image-count="0" meta:object-count="0" meta:page-count="1" meta:paragraph-count="28" meta:word-count="32" meta:character-count="875"/>
    <meta:user-defined meta:name="Info 1"/>
    <meta:user-defined meta:name="Info 2"/>
    <meta:user-defined meta:name="Info 3"/>
    <meta:user-defined meta:name="Info 4"/>
  </office:meta>
</office:document-meta>
</file>